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text-properties fo:font-size="10pt"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list-style-name="L3">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Text_20_body" style:list-style-name="L1"/>
    <style:style style:name="P9" style:family="paragraph" style:parent-style-name="Text_20_body">
      <style:text-properties fo:font-size="10pt" style:font-size-asian="10pt" style:font-size-complex="10pt"/>
    </style:style>
    <style:style style:name="P10" style:family="paragraph" style:parent-style-name="Text_20_body" style:list-style-name="L3">
      <style:text-properties fo:font-size="10pt" style:font-size-asian="10pt" style:font-size-complex="10pt"/>
    </style:style>
    <style:style style:name="P11" style:family="paragraph" style:parent-style-name="Text_20_body">
      <style:paragraph-properties fo:margin-top="0cm" fo:margin-bottom="0cm"/>
    </style:style>
    <style:style style:name="P12" style:family="paragraph" style:parent-style-name="Text_20_body" style:list-style-name="L1">
      <style:paragraph-properties fo:margin-top="0cm" fo:margin-bottom="0cm"/>
    </style:style>
    <style:style style:name="P13" style:family="paragraph" style:parent-style-name="Heading_20_3">
      <style:paragraph-properties fo:break-before="page"/>
      <style:text-properties fo:font-size="10pt" style:font-size-asian="10pt" style:font-size-complex="10pt"/>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font-size="12pt"/>
    </style:style>
    <style:style style:name="T4" style:family="text">
      <style:text-properties style:font-size-asian="12pt"/>
    </style:style>
    <style:style style:name="T5" style:family="text">
      <style:text-properties style:font-size-complex="12pt"/>
    </style:style>
    <style:style style:name="T6" style:family="text">
      <style:text-properties fo:font-size="10pt" style:font-size-asian="10pt" style:font-size-complex="10pt"/>
    </style:style>
    <style:style style:name="T7" style:family="text">
      <style:text-properties fo:font-size="10pt" fo:font-style="italic" style:font-size-asian="10pt" style:font-size-complex="10pt"/>
    </style:style>
    <style:style style:name="T8" style:family="text">
      <style:text-properties fo:font-size="10pt" fo:font-style="normal" style:font-size-asian="10pt" style:font-style-asian="normal" style:font-size-complex="10pt" style:font-style-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nuel d'utilisation (partie grammaire)</text:p>
      <text:p text:style-name="P4"/>
      <text:p text:style-name="P6">I – Notions premières de programmation avec 3DWIGS</text:p>
      <text:p text:style-name="P4"/>
      <text:p text:style-name="P4">type (classe), attribut, pointvirg à la fin de chaque ligne, chaines de carac, booléens, point pour les nombres à virgule, énumérations...</text:p>
      <text:p text:style-name="P4"/>
      <text:p text:style-name="P4"/>
      <text:p text:style-name="P4"/>
      <text:p text:style-name="P4"/>
      <text:p text:style-name="P4"/>
      <text:p text:style-name="P4"/>
      <text:h text:style-name="P13" text:outline-level="3">II - Organisation du jeu</text:h>
      <text:p text:style-name="P4">Un code écrit avec 3DWIGS est découpé en sept partie :</text:p>
      <text:p text:style-name="P9"/>
      <text:list xml:id="list34623693" text:style-name="L1">
        <text:list-item>
          <text:p text:style-name="P12"><text:span text:style-name="T7">Partie </text:span><text:span text:style-name="Strong_20_Emphasis"><text:span text:style-name="T7">Description du jeu</text:span></text:span><text:span text:style-name="T6"> </text:span></text:p>
        </text:list-item>
        <text:list-item>
          <text:p text:style-name="P12"><text:span text:style-name="T7">Partie </text:span><text:span text:style-name="Strong_20_Emphasis"><text:span text:style-name="T7">Déclaration de nouveaux types</text:span></text:span><text:span text:style-name="T6"> </text:span></text:p>
        </text:list-item>
        <text:list-item>
          <text:p text:style-name="P12"><text:span text:style-name="T7">Partie </text:span><text:span text:style-name="Strong_20_Emphasis"><text:span text:style-name="T7">Initialisations</text:span></text:span><text:span text:style-name="T6"> </text:span></text:p>
        </text:list-item>
        <text:list-item>
          <text:p text:style-name="P12"><text:span text:style-name="T7">Partie </text:span><text:span text:style-name="Strong_20_Emphasis"><text:span text:style-name="T7">Définitions</text:span></text:span><text:span text:style-name="T6"> </text:span></text:p>
        </text:list-item>
        <text:list-item>
          <text:p text:style-name="P12"><text:span text:style-name="T7">Partie </text:span><text:span text:style-name="Strong_20_Emphasis"><text:span text:style-name="T7">Commandes</text:span></text:span><text:span text:style-name="T6"> </text:span></text:p>
        </text:list-item>
        <text:list-item>
          <text:p text:style-name="P12"><text:span text:style-name="T7">Partie </text:span><text:span text:style-name="Strong_20_Emphasis"><text:span text:style-name="T7">Règles du jeu</text:span></text:span><text:span text:style-name="T6"> </text:span></text:p>
        </text:list-item>
        <text:list-item>
          <text:p text:style-name="P8"><text:span text:style-name="T7">Partie </text:span><text:span text:style-name="Strong_20_Emphasis"><text:span text:style-name="T7">Intelligence Artificielle</text:span></text:span><text:span text:style-name="T6"> </text:span></text:p>
        </text:list-item>
      </text:list>
      <text:p text:style-name="P4"/>
      <text:p text:style-name="P4">Il faut que le code soit écrit dans cet ordre pour qu'il soit valide.</text:p>
      <text:p text:style-name="P4"/>
      <text:p text:style-name="P11"><text:span text:style-name="Strong_20_Emphasis"><text:span text:style-name="T8">III - Explications</text:span></text:span></text:p>
      <text:p text:style-name="P11"><text:span text:style-name="Strong_20_Emphasis"><text:span text:style-name="T7"/></text:span></text:p>
      <text:p text:style-name="Standard"><text:span text:style-name="T6">1) </text:span><text:span text:style-name="T7">Partie </text:span><text:span text:style-name="Strong_20_Emphasis"><text:span text:style-name="T7">Description du jeu</text:span></text:span><text:span text:style-name="T6"> </text:span></text:p>
      <text:p text:style-name="P4"/>
      <text:p text:style-name="P4">Cette partie permet de décrire le jeu de manière globale (classe game) :</text:p>
      <text:p text:style-name="P3">game has [attribut] at [valeur de l'attribut];</text:p>
      <text:p text:style-name="P4">Les attributs sont :</text:p>
      <text:list xml:id="list35141308" text:style-name="L3">
        <text:list-item>
          <text:p text:style-name="P5">name : le nom de votre jeu (chaine de caractère).</text:p>
        </text:list-item>
        <text:list-item>
          <text:p text:style-name="P5">gravity : la gravité globale de l'environnement 3D (soit une valeur numérique pour une gravité verticale vers le bas, soit 3 valeurs numériques pour un vecteur).</text:p>
        </text:list-item>
        <text:list-item>
          <text:p text:style-name="P10">world : l'environnement de jeu (une énumération). Peut être soit 'generic' pour un environnement neutre, 'grid' pour un environnement découpé en cases et 'ribbon' pour un environnement linéaire adapté pour les jeux de type course. </text:p>
        </text:list-item>
        <text:list-item>
          <text:p text:style-name="P10">gridsize : la taille d'un carreau de la grille si l'attribut 'world' de 'game' est à 'grid' (valeur numérique à 1 par défaut).</text:p>
        </text:list-item>
        <text:list-item>
          <text:p text:style-name="P10">turnbased : le mode du jeu, tour par tour ou temps-réel (booléen à faux par défaut pour un jeu en temps réel).</text:p>
        </text:list-item>
        <text:list-item>
          <text:p text:style-name="P10">ranking : le classement de chaque joueur (liste de joueurs, vide par défaut).</text:p>
        </text:list-item>
      </text:list>
      <text:p text:style-name="P4"/>
      <text:p text:style-name="P4">exemple :</text:p>
      <text:p text:style-name="P1">game has gravity at 10, name at "Mon Jeu"; </text:p>
      <text:p text:style-name="P4"/>
      <text:p text:style-name="Standard"><text:span text:style-name="T6">2) </text:span><text:span text:style-name="T7">Partie </text:span><text:span text:style-name="Strong_20_Emphasis"><text:span text:style-name="T7">Déclaration de nouveaux types</text:span></text:span><text:span text:style-name="T6"> </text:span></text:p>
      <text:p text:style-name="P4"/>
      <text:p text:style-name="P4">Cette partie permet de déclarer de nouveaux types issus d'un ou de plusieurs types primitifs du logiciel (voir en annexes) : </text:p>
      <text:p text:style-name="P1">type [nouveau type] is [type primitif]; </text:p>
      <text:p text:style-name="P1">type [nouveau type] is [type primitif 1] and [type primitif 2] and [type primitif n]; </text:p>
      <text:p text:style-name="P4"/>
      <text:p text:style-name="P4">Les types primitifs doivent exister et être différents s'il y en a plusieurs. Il est possible d'appeler un type que l'on vient de créer :</text:p>
      <text:p text:style-name="P4"/>
      <text:p text:style-name="P4">exemple :</text:p>
      <text:p text:style-name="P1">type NouveauType is Vehicle and Weapon;</text:p>
      <text:p text:style-name="P1">type NouveauType2 is Character and NouveauType;</text:p>
      <text:p text:style-name="P4"/>
      <text:p text:style-name="P4">Les types primitifs 'Vehicle', 'Weapon' et 'Character' existent. 'NouveauType' existe aussi lorsque NouveauType2 est créé, le code est valide.</text:p>
      <text:p text:style-name="P4">NouveauType et NouveauType2 pourront servir dans les parties suivantes comme des type primitifs normaux. Les attributs et spécificités de chaque types primitifs sont copiés dans le type ainsi créé.</text:p>
      <text:p text:style-name="P4"/>
      <text:p text:style-name="P4"/>
      <text:p text:style-name="P4"><text:soft-page-break/>3) <text:span text:style-name="T1">Partie </text:span><text:span text:style-name="Strong_20_Emphasis"><text:span text:style-name="T1">Initialisations</text:span></text:span> </text:p>
      <text:p text:style-name="P4"/>
      <text:p text:style-name="P4">Cette partie permet de créer des entités et de les initialiser :</text:p>
      <text:p text:style-name="P4"/>
      <text:p text:style-name="P6">a) Création d'une entité :</text:p>
      <text:p text:style-name="P4"/>
      <text:p text:style-name="P1">[entité] is [type];</text:p>
      <text:p text:style-name="P4"/>
      <text:p text:style-name="P4">Un objet est créé à partir d'un type primitif, ou d'un type créé précédemment. </text:p>
      <text:p text:style-name="P4"/>
      <text:p text:style-name="P1">entité1 is NouveauType;</text:p>
      <text:p text:style-name="P1">arme1 is Weapon;</text:p>
      <text:p text:style-name="P4"/>
      <text:p text:style-name="P4">Il est possible de spécifier que la représentation 3D de l'entité pourra être générée plusieurs fois en même temps le jeu :</text:p>
      <text:p text:style-name="P4"/>
      <text:p text:style-name="P1">[entité] is [type] duplicable;</text:p>
      <text:p text:style-name="P4"/>
      <text:p text:style-name="P1">pilier is Obstacle duplicable;</text:p>
      <text:p text:style-name="P4"/>
      <text:p text:style-name="P6">b) Déclaration d'un joueur ou d'une équipe</text:p>
      <text:p text:style-name="P4"/>
      <text:p text:style-name="P1">[entité] is Player;</text:p>
      <text:p text:style-name="P1">[entité] is Team;</text:p>
      <text:p text:style-name="P4"/>
      <text:p text:style-name="P4">Un joueur peut être déclaré comme n'appartenant pas à une équipe spécifique.</text:p>
      <text:p text:style-name="P4"/>
      <text:p text:style-name="P1">[entité] is Player solo;</text:p>
      <text:p text:style-name="P4"/>
      <text:p text:style-name="P6">c) Initialisation des attributs d'une entité :</text:p>
      <text:p text:style-name="P4"/>
      <text:p text:style-name="P1">[entité] has [attribut de l'entité] at [nouvelle valeur de l'attribut];</text:p>
      <text:p text:style-name="P4">La valeur de l'attribut doit être du type attendu par l'attribut. Par exemple, on ne met pas de valeur numérique pour un attribut de type booléen.</text:p>
      <text:p text:style-name="P4"/>
      <text:p text:style-name="P1">entité1 has life at 100;</text:p>
      <text:p text:style-name="P4"/>
      <text:p text:style-name="P6">d) Déclaration de la possession d'une entité par une autre :</text:p>
      <text:p text:style-name="P4"/>
      <text:p text:style-name="P1">[entité qui possède] has [entité possédée];</text:p>
      <text:p text:style-name="P4"/>
      <text:p text:style-name="P1">entité1 has arme1;</text:p>
      <text:p text:style-name="P4"/>
      <text:p text:style-name="P4">Pour cet exemple, 'entité1' va posséder 'arme1', les transformations appliquées à 'entité1' se répercuteront sur 'arme1'.</text:p>
      <text:p text:style-name="P4">Il est aussi possible de placer des joueurs (type Player) dans une équipe (type Team).</text:p>
      <text:p text:style-name="P4"/>
      <text:p text:style-name="P1">teamRouge has joueur1;</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MS PGothic" style:font-size-asian="10pt" style:font-name-complex="Cumberland AMT"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06M41S</meta:editing-duration>
    <meta:editing-cycles>48</meta:editing-cycles>
    <meta:generator>OpenOffice.org/3.2$Win32 OpenOffice.org_project/320m12$Build-9483</meta:generator>
    <dc:date>2011-04-28T17:56:10.63</dc:date>
    <meta:document-statistic meta:table-count="0" meta:image-count="0" meta:object-count="0" meta:page-count="3" meta:paragraph-count="61" meta:word-count="609" meta:character-count="3674"/>
    <meta:user-defined meta:name="Info 1"/>
    <meta:user-defined meta:name="Info 2"/>
    <meta:user-defined meta:name="Info 3"/>
    <meta:user-defined meta:name="Info 4"/>
  </office:meta>
</office:document-meta>
</file>